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ymbol1" svg:font-family="OpenSymbol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Segoe UI2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7.502cm" fo:margin-left="9.252cm" fo:margin-top="0cm" fo:margin-bottom="0cm" table:align="left" style:writing-mode="lr-tb"/>
    </style:style>
    <style:style style:name="Таблица1.A" style:family="table-column">
      <style:table-column-properties style:column-width="7.5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7.127cm" fo:margin-left="-0.312cm" fo:margin-top="0cm" fo:margin-bottom="0cm" table:align="left" style:writing-mode="lr-tb"/>
    </style:style>
    <style:style style:name="Таблица2.A" style:family="table-column">
      <style:table-column-properties style:column-width="9.994cm"/>
    </style:style>
    <style:style style:name="Таблица2.B" style:family="table-column">
      <style:table-column-properties style:column-width="7.133cm"/>
    </style:style>
    <style:style style:name="Таблица2.1" style:family="table-row">
      <style:table-row-properties style:min-row-height="0.817cm" style:keep-together="true" fo:keep-together="auto"/>
    </style:style>
    <style:style style:name="Таблица2.A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2.B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2.2" style:family="table-row">
      <style:table-row-properties style:min-row-height="1.729cm" style:keep-together="true" fo:keep-together="auto"/>
    </style:style>
    <style:style style:name="Таблица2.3" style:family="table-row">
      <style:table-row-properties style:min-row-height="0.753cm" style:keep-together="true" fo:keep-together="auto"/>
    </style:style>
    <style:style style:name="Таблица3" style:family="table">
      <style:table-properties style:width="17.126cm" fo:margin-left="-0.312cm" fo:margin-top="0cm" fo:margin-bottom="0cm" table:align="left" style:writing-mode="lr-tb"/>
    </style:style>
    <style:style style:name="Таблица3.A" style:family="table-column">
      <style:table-column-properties style:column-width="8.206cm"/>
    </style:style>
    <style:style style:name="Таблица3.B" style:family="table-column">
      <style:table-column-properties style:column-width="4.246cm"/>
    </style:style>
    <style:style style:name="Таблица3.C" style:family="table-column">
      <style:table-column-properties style:column-width="2.595cm"/>
    </style:style>
    <style:style style:name="Таблица3.D" style:family="table-column">
      <style:table-column-properties style:column-width="2.08cm"/>
    </style:style>
    <style:style style:name="Таблица3.1" style:family="table-row">
      <style:table-row-properties style:min-row-height="0.972cm" style:keep-together="true" fo:keep-together="auto"/>
    </style:style>
    <style:style style:name="Таблица3.A1" style:family="table-cell">
      <style:table-cell-properties style:vertical-align="middle" fo:background-color="#d9d9d9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3.D1" style:family="table-cell">
      <style:table-cell-properties style:vertical-align="middle"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Таблица3.2" style:family="table-row">
      <style:table-row-properties style:min-row-height="1.106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3.D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4" style:family="table">
      <style:table-properties style:width="17.39cm" fo:margin-left="-0.381cm" fo:margin-top="0cm" fo:margin-bottom="0cm" table:align="left" style:writing-mode="lr-tb"/>
    </style:style>
    <style:style style:name="Таблица4.A" style:family="table-column">
      <style:table-column-properties style:column-width="1.506cm"/>
    </style:style>
    <style:style style:name="Таблица4.B" style:family="table-column">
      <style:table-column-properties style:column-width="3.166cm"/>
    </style:style>
    <style:style style:name="Таблица4.D" style:family="table-column">
      <style:table-column-properties style:column-width="3.171cm"/>
    </style:style>
    <style:style style:name="Таблица4.E" style:family="table-column">
      <style:table-column-properties style:column-width="3.618cm"/>
    </style:style>
    <style:style style:name="Таблица4.F" style:family="table-column">
      <style:table-column-properties style:column-width="2.762cm"/>
    </style:style>
    <style:style style:name="Таблица4.1" style:family="table-row">
      <style:table-row-properties style:min-row-height="0.549cm" style:keep-together="false" fo:keep-together="always"/>
    </style:style>
    <style:style style:name="Таблица4.A1" style:family="table-cell">
      <style:table-cell-properties style:vertical-align="middle" fo:background-color="#e6e6e6" fo:padding-left="0.125cm" fo:padding-right="0.125cm" fo:padding-top="0cm" fo:padding-bottom="0cm" fo:border-left="0.035cm solid #000001" fo:border-right="none" fo:border-top="0.035cm solid #000001" fo:border-bottom="none">
        <style:background-image/>
      </style:table-cell-properties>
    </style:style>
    <style:style style:name="Таблица4.B1" style:family="table-cell">
      <style:table-cell-properties style:vertical-align="middle" fo:background-color="#e6e6e6" fo:padding-left="0.125cm" fo:padding-right="0.125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Таблица4.2" style:family="table-row">
      <style:table-row-properties style:min-row-height="1.274cm" style:keep-together="false" fo:keep-together="always"/>
    </style:style>
    <style:style style:name="Таблица4.3" style:family="table-row">
      <style:table-row-properties style:min-row-height="0.91cm" style:keep-together="false" fo:keep-together="always"/>
    </style:style>
    <style:style style:name="Таблица4.4" style:family="table-row">
      <style:table-row-properties style:min-row-height="0.501cm" style:keep-together="true" fo:keep-together="auto"/>
    </style:style>
    <style:style style:name="Таблица4.A4" style:family="table-cell">
      <style:table-cell-properties fo:background-color="#ffffff" fo:padding-left="0.125cm" fo:padding-right="0.125cm" fo:padding-top="0cm" fo:padding-bottom="0cm" fo:border-left="0.035cm solid #000001" fo:border-right="none" fo:border-top="0.035cm solid #000001" fo:border-bottom="0.018cm solid #000001">
        <style:background-image/>
      </style:table-cell-properties>
    </style:style>
    <style:style style:name="Таблица4.A5" style:family="table-cell">
      <style:table-cell-properties fo:background-color="#ffffff" fo:padding-left="0.125cm" fo:padding-right="0.125cm" fo:padding-top="0cm" fo:padding-bottom="0cm" fo:border-left="0.035cm solid #000001" fo:border-right="none" fo:border-top="none" fo:border-bottom="none">
        <style:background-image/>
      </style:table-cell-properties>
    </style:style>
    <style:style style:name="Таблица4.6" style:family="table-row">
      <style:table-row-properties style:min-row-height="0.199cm" style:keep-together="true" fo:keep-together="auto"/>
    </style:style>
    <style:style style:name="Таблица4.A6" style:family="table-cell">
      <style:table-cell-properties fo:background-color="#ffffff" fo:padding-left="0.125cm" fo:padding-right="0.125cm" fo:padding-top="0cm" fo:padding-bottom="0cm" fo:border-left="0.035cm solid #000001" fo:border-right="none" fo:border-top="0.018cm solid #000001" fo:border-bottom="0.018cm solid #000001">
        <style:background-image/>
      </style:table-cell-properties>
    </style:style>
    <style:style style:name="Таблица4.8" style:family="table-row">
      <style:table-row-properties style:min-row-height="0.7cm" style:keep-together="true" fo:keep-together="auto"/>
    </style:style>
    <style:style style:name="Таблица4.9" style:family="table-row">
      <style:table-row-properties style:min-row-height="0.115cm" style:keep-together="true" fo:keep-together="auto"/>
    </style:style>
    <style:style style:name="Таблица5" style:family="table">
      <style:table-properties style:width="17.466cm" fo:margin-left="-0.437cm" fo:margin-top="0cm" fo:margin-bottom="0cm" table:align="left" style:writing-mode="lr-tb"/>
    </style:style>
    <style:style style:name="Таблица5.A" style:family="table-column">
      <style:table-column-properties style:column-width="2.168cm"/>
    </style:style>
    <style:style style:name="Таблица5.B" style:family="table-column">
      <style:table-column-properties style:column-width="3.366cm"/>
    </style:style>
    <style:style style:name="Таблица5.C" style:family="table-column">
      <style:table-column-properties style:column-width="5.655cm"/>
    </style:style>
    <style:style style:name="Таблица5.D" style:family="table-column">
      <style:table-column-properties style:column-width="3.156cm"/>
    </style:style>
    <style:style style:name="Таблица5.E" style:family="table-column">
      <style:table-column-properties style:column-width="3.122cm"/>
    </style:style>
    <style:style style:name="Таблица5.1" style:family="table-row">
      <style:table-row-properties style:row-height="2.027cm" style:keep-together="true" fo:keep-together="auto"/>
    </style:style>
    <style:style style:name="Таблица5.A1" style:family="table-cell">
      <style:table-cell-properties style:vertical-align="middle" fo:background-color="#e6e6e6" fo:padding-left="0.191cm" fo:padding-right="0.191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Таблица5.E1" style:family="table-cell">
      <style:table-cell-properties style:vertical-align="middle" fo:background-color="#e6e6e6" fo:padding-left="0.191cm" fo:padding-right="0.191cm" fo:padding-top="0cm" fo:padding-bottom="0cm" fo:border="0.035cm solid #000001">
        <style:background-image/>
      </style:table-cell-properties>
    </style:style>
    <style:style style:name="Таблица5.2" style:family="table-row">
      <style:table-row-properties style:min-row-height="0.471cm" style:keep-together="true" fo:keep-together="auto"/>
    </style:style>
    <style:style style:name="Таблица5.A2" style:family="table-cell">
      <style:table-cell-properties fo:background-color="#ffffff" fo:padding-left="0.191cm" fo:padding-right="0.191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Таблица5.E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.3" style:family="table-row">
      <style:table-row-properties style:min-row-height="0.7cm" style:keep-together="true" fo:keep-together="auto"/>
    </style:style>
    <style:style style:name="Таблица6" style:family="table">
      <style:table-properties style:width="17.191cm" fo:margin-left="-0.312cm" fo:margin-top="0cm" fo:margin-bottom="0cm" table:align="left" style:writing-mode="lr-tb"/>
    </style:style>
    <style:style style:name="Таблица6.A" style:family="table-column">
      <style:table-column-properties style:column-width="1.03cm"/>
    </style:style>
    <style:style style:name="Таблица6.B" style:family="table-column">
      <style:table-column-properties style:column-width="3.35cm"/>
    </style:style>
    <style:style style:name="Таблица6.C" style:family="table-column">
      <style:table-column-properties style:column-width="3.808cm"/>
    </style:style>
    <style:style style:name="Таблица6.D" style:family="table-column">
      <style:table-column-properties style:column-width="3.868cm"/>
    </style:style>
    <style:style style:name="Таблица6.E" style:family="table-column">
      <style:table-column-properties style:column-width="1.984cm"/>
    </style:style>
    <style:style style:name="Таблица6.F" style:family="table-column">
      <style:table-column-properties style:column-width="1.233cm"/>
    </style:style>
    <style:style style:name="Таблица6.G" style:family="table-column">
      <style:table-column-properties style:column-width="1.917cm"/>
    </style:style>
    <style:style style:name="Таблица6.1" style:family="table-row">
      <style:table-row-properties style:min-row-height="1.921cm" style:keep-together="true" fo:keep-together="auto"/>
    </style:style>
    <style:style style:name="Таблица6.A1" style:family="table-cell">
      <style:table-cell-properties style:vertical-align="middle" fo:background-color="#e6e6e6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6.G1" style:family="table-cell">
      <style:table-cell-properties style:vertical-align="middle" fo:background-color="#e6e6e6" fo:padding-left="0.191cm" fo:padding-right="0.191cm" fo:padding-top="0cm" fo:padding-bottom="0cm" fo:border="0.018cm solid #000001">
        <style:background-image/>
      </style:table-cell-properties>
    </style:style>
    <style:style style:name="Таблица6.2" style:family="table-row">
      <style:table-row-properties style:min-row-height="0.49cm" style:keep-together="true" fo:keep-together="auto"/>
    </style:style>
    <style:style style:name="Таблица6.A2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6.G2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6.A3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6.C3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6.G3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Standard">
      <style:text-properties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size-complex="12pt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language-asian="ru" style:country-asian="RU" style:font-weight-asian="bold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/>
      <style:text-properties fo:font-size="6pt" style:font-size-asian="6pt" style:language-asian="ru" style:country-asian="RU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-0.25cm"/>
          <style:tab-stop style:position="1.501cm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Standard">
      <style:paragraph-properties fo:hyphenation-ladder-count="no-limit" style:punctuation-wrap="simple"/>
      <style:text-properties fo:font-weight="bold" style:language-asian="ru" style:country-asian="RU" style:font-weight-asian="bold" style:font-size-complex="14pt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1.251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style:font-size-asian="14pt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14" style:family="paragraph" style:parent-style-name="Standard">
      <style:paragraph-properties fo:margin-left="0cm" fo:margin-right="0cm" fo:text-align="center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08cm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</style:style>
    <style:style style:name="P18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fo:font-weight="bold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style:line-height-at-least="0.176cm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text-indent="1.251cm" style:auto-text-indent="false" fo:break-before="page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</style:style>
    <style:style style:name="P23" style:family="paragraph" style:parent-style-name="Standard">
      <style:paragraph-properties fo:margin-left="0cm" fo:margin-right="0cm" fo:margin-top="0cm" fo:margin-bottom="0.212cm" fo:text-align="justify" style:justify-single-word="false" fo:text-indent="1.251cm" style:auto-text-indent="false" fo:break-before="page">
        <style:tab-stops>
          <style:tab-stop style:position="0cm"/>
        </style:tab-stops>
      </style:paragraph-properties>
      <style:text-properties fo:color="#000000" style:font-size-complex="12pt"/>
    </style:style>
    <style:style style:name="P24" style:family="paragraph" style:parent-style-name="Standard">
      <style:paragraph-properties fo:margin-left="0cm" fo:margin-right="0cm" fo:margin-top="0.203cm" fo:margin-bottom="0.203cm" fo:text-align="justify" style:justify-single-word="false" fo:text-indent="1.251cm" style:auto-text-indent="false"/>
    </style:style>
    <style:style style:name="P25" style:family="paragraph" style:parent-style-name="Standard">
      <style:paragraph-properties fo:hyphenation-ladder-count="no-limit" fo:break-before="page" style:punctuation-wrap="simple"/>
      <style:text-properties fo:font-weight="bold" style:language-asian="ru" style:country-asian="RU" style:font-weight-asian="bold" style:font-size-complex="14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top="0cm" fo:margin-bottom="0.353cm" fo:line-height="115%" fo:break-before="page" style:punctuation-wrap="simple"/>
    </style:style>
    <style:style style:name="P27" style:family="paragraph" style:parent-style-name="Standard">
      <style:paragraph-properties fo:margin-top="0cm" fo:margin-bottom="0.353cm" fo:line-height="115%" style:punctuation-wrap="simple"/>
    </style:style>
    <style:style style:name="P28" style:family="paragraph" style:parent-style-name="Standard">
      <style:paragraph-properties fo:margin-top="0.212cm" fo:margin-bottom="0.212cm" fo:text-align="center" style:justify-single-word="false" fo:keep-together="always" fo:keep-with-next="always" style:punctuation-wrap="simple"/>
      <style:text-properties style:font-name="Arial1" style:font-name-complex="Arial2" style:font-size-complex="12pt" style:font-weight-complex="bold"/>
    </style:style>
    <style:style style:name="P29" style:family="paragraph" style:parent-style-name="Standard">
      <style:paragraph-properties fo:margin-top="0.212cm" fo:margin-bottom="0.212cm" fo:text-align="center" style:justify-single-word="false" fo:keep-together="always" fo:keep-with-next="always" style:punctuation-wrap="simple"/>
      <style:text-properties style:font-name="Arial1" fo:font-size="1pt" style:font-size-asian="1pt" style:font-name-complex="Arial2" style:font-size-complex="12pt" style:font-weight-complex="bold"/>
    </style:style>
    <style:style style:name="P30" style:family="paragraph" style:parent-style-name="Standard">
      <style:paragraph-properties fo:margin-top="0.212cm" fo:margin-bottom="0.212cm" fo:text-align="center" style:justify-single-word="false" fo:keep-together="always" fo:keep-with-next="always" style:punctuation-wrap="simple"/>
      <style:text-properties style:font-name="Arial1" fo:font-size="1pt" fo:font-weight="bold" style:font-size-asian="1pt" style:font-weight-asian="bold" style:font-name-complex="Arial2" style:font-size-complex="12pt"/>
    </style:style>
    <style:style style:name="P31" style:family="paragraph" style:parent-style-name="Standard">
      <style:paragraph-properties fo:margin-top="0.212cm" fo:margin-bottom="0cm" fo:line-height="80%" fo:text-align="center" style:justify-single-word="false"/>
      <style:text-properties fo:font-size="10pt" fo:font-weight="bold" style:font-size-asian="10pt" style:font-weight-asian="bold" style:font-weight-complex="bold"/>
    </style:style>
    <style:style style:name="P32" style:family="paragraph" style:parent-style-name="Standard">
      <style:paragraph-properties fo:margin-top="0.212cm" fo:margin-bottom="0cm" fo:line-height="80%"/>
    </style:style>
    <style:style style:name="P33" style:family="paragraph" style:parent-style-name="Standard">
      <style:paragraph-properties fo:margin-left="0cm" fo:margin-right="0cm" fo:text-indent="0.058cm" style:auto-text-indent="false"/>
      <style:text-properties style:font-size-complex="12pt"/>
    </style:style>
    <style:style style:name="P34" style:family="paragraph" style:parent-style-name="Standard">
      <style:paragraph-properties fo:margin-left="0cm" fo:margin-right="0cm" fo:text-align="center" style:justify-single-word="false" fo:text-indent="0.06cm" style:auto-text-indent="false"/>
      <style:text-properties style:font-size-complex="12pt"/>
    </style:style>
    <style:style style:name="P3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/>
    </style:style>
    <style:style style:name="P39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/>
    </style:style>
    <style:style style:name="P40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42" style:family="paragraph" style:parent-style-name="Standard">
      <style:text-properties fo:font-weight="bold" style:font-weight-asian="bold"/>
    </style:style>
    <style:style style:name="P4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4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45" style:family="paragraph" style:parent-style-name="Standard">
      <style:paragraph-properties fo:text-align="center" style:justify-single-word="false">
        <style:tab-stops>
          <style:tab-stop style:position="-0.25cm"/>
          <style:tab-stop style:position="1.501cm"/>
        </style:tab-stops>
      </style:paragraph-properties>
      <style:text-properties fo:font-weight="bold" style:font-weight-asian="bold" style:font-size-complex="12pt"/>
    </style:style>
    <style:style style:name="P46" style:family="paragraph" style:parent-style-name="Standard">
      <style:text-properties fo:font-size="14pt" fo:font-weight="bold" style:font-size-asian="14pt" style:font-weight-asian="bold"/>
    </style:style>
    <style:style style:name="P4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size-complex="12pt"/>
    </style:style>
    <style:style style:name="P50" style:family="paragraph" style:parent-style-name="Standard">
      <style:text-properties style:language-asian="ru" style:country-asian="RU"/>
    </style:style>
    <style:style style:name="P51" style:family="paragraph" style:parent-style-name="Standard">
      <style:paragraph-properties fo:hyphenation-ladder-count="no-limit"/>
      <style:text-properties style:language-asian="ru" style:country-asian="RU" fo:hyphenate="true" fo:hyphenation-remain-char-count="2" fo:hyphenation-push-char-count="2"/>
    </style:style>
    <style:style style:name="P52" style:family="paragraph" style:parent-style-name="Standard">
      <style:text-properties style:font-name="Calibri" fo:font-size="11pt" fo:font-weight="bold" style:font-size-asian="11pt" style:language-asian="ru" style:country-asian="RU" style:font-weight-asian="bold" style:font-size-complex="11pt" style:font-weight-complex="bold"/>
    </style:style>
    <style:style style:name="P53" style:family="paragraph" style:parent-style-name="Standard" style:master-page-name="First_20_Page">
      <style:paragraph-properties style:page-number="auto"/>
      <style:text-properties style:font-size-complex="12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style:font-weight-asian="bold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0.25cm"/>
          <style:tab-stop style:position="1.501cm"/>
        </style:tab-stops>
      </style:paragraph-properties>
      <style:text-properties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size-complex="12pt"/>
    </style:style>
    <style:style style:name="P58" style:family="paragraph" style:parent-style-name="Standard">
      <style:paragraph-properties fo:margin-left="0cm" fo:margin-right="0cm" style:line-height-at-least="0.176cm" fo:text-align="justify" style:justify-single-word="false" fo:text-indent="1.251cm" style:auto-text-indent="false"/>
      <style:text-properties fo:color="#000000" style:font-size-complex="12pt"/>
    </style:style>
    <style:style style:name="P59" style:family="paragraph" style:parent-style-name="Standard" style:list-style-name="WWNum5">
      <style:paragraph-properties fo:margin-left="0cm" fo:margin-right="0cm" fo:text-align="justify" style:justify-single-word="false" fo:text-indent="1.251cm" style:auto-text-indent="false"/>
    </style:style>
    <style:style style:name="P60" style:family="paragraph" style:parent-style-name="Standard" style:list-style-name="WWNum4">
      <style:paragraph-properties fo:margin-left="0cm" fo:margin-right="0cm" fo:text-align="justify" style:justify-single-word="false" fo:text-indent="1.251cm" style:auto-text-indent="false"/>
    </style:style>
    <style:style style:name="P61" style:family="paragraph" style:parent-style-name="Standard">
      <style:paragraph-properties fo:hyphenation-ladder-count="no-limit" fo:break-before="page" style:punctuation-wrap="simple"/>
      <style:text-properties fo:font-weight="bold" style:language-asian="ru" style:country-asian="RU" style:font-weight-asian="bold" style:font-size-complex="14pt" style:font-weight-complex="bold" fo:hyphenate="true" fo:hyphenation-remain-char-count="2" fo:hyphenation-push-char-count="2"/>
    </style:style>
    <style:style style:name="P62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language="en" fo:country="US" fo:font-weight="bold" style:language-asian="ru" style:country-asian="RU" style:font-weight-asian="bold" style:font-size-complex="14pt" style:font-weight-complex="bold" fo:hyphenate="true" fo:hyphenation-remain-char-count="2" fo:hyphenation-push-char-count="2"/>
    </style:style>
    <style:style style:name="P63" style:family="paragraph" style:parent-style-name="Standard">
      <style:paragraph-properties fo:text-align="center" style:justify-single-word="false" fo:keep-together="always" fo:keep-with-next="always" style:punctuation-wrap="simple"/>
      <style:text-properties fo:font-size="10pt" fo:font-weight="bold" style:font-size-asian="10pt" style:font-weight-asian="bold" style:font-weight-complex="bold"/>
    </style:style>
    <style:style style:name="P64" style:family="paragraph" style:parent-style-name="Standard">
      <style:paragraph-properties fo:margin-top="0.212cm" fo:margin-bottom="0cm" fo:line-height="80%" fo:text-align="center" style:justify-single-word="false"/>
      <style:text-properties fo:font-size="10pt" fo:font-weight="bold" style:font-size-asian="10pt" style:font-weight-asian="bold" style:font-weight-complex="bold"/>
    </style:style>
    <style:style style:name="P65" style:family="paragraph" style:parent-style-name="Standard" style:list-style-name="WWNum3">
      <style:paragraph-properties fo:margin-left="0.101cm" fo:margin-right="0cm" fo:text-indent="0cm" style:auto-text-indent="false"/>
      <style:text-properties style:font-size-complex="12pt"/>
    </style:style>
    <style:style style:name="P66" style:family="paragraph" style:parent-style-name="Heading_20_1" style:list-style-name="">
      <style:paragraph-properties fo:margin-left="0cm" fo:margin-right="0cm" fo:text-align="justify" style:justify-single-word="false" fo:text-indent="1.251cm" style:auto-text-indent="false" fo:break-before="page"/>
    </style:style>
    <style:style style:name="P67" style:family="paragraph" style:parent-style-name="Heading_20_1" style:list-style-name="">
      <style:paragraph-properties fo:margin-left="0cm" fo:margin-right="0cm" fo:text-align="justify" style:justify-single-word="false" fo:text-indent="1.251cm" style:auto-text-indent="false"/>
    </style:style>
    <style:style style:name="P68" style:family="paragraph" style:parent-style-name="Heading_20_1" style:list-style-name="">
      <style:paragraph-properties fo:margin-left="1.251cm" fo:margin-right="0cm" fo:text-indent="1.251cm" style:auto-text-indent="false"/>
      <style:text-properties style:font-weight-complex="normal"/>
    </style:style>
    <style:style style:name="P69" style:family="paragraph" style:parent-style-name="Heading_20_1" style:list-style-name="">
      <style:paragraph-properties fo:margin-left="1.251cm" fo:margin-right="0cm" fo:margin-top="0cm" fo:margin-bottom="0cm" fo:text-align="center" style:justify-single-word="false" fo:text-indent="1.251cm" style:auto-text-indent="false"/>
    </style:style>
    <style:style style:name="P70" style:family="paragraph" style:parent-style-name="Heading_20_1" style:list-style-name="">
      <style:paragraph-properties fo:margin-left="1.251cm" fo:margin-right="0cm" fo:margin-top="0cm" fo:margin-bottom="0cm" fo:line-height="150%" fo:text-align="center" style:justify-single-word="false" fo:text-indent="1.251cm" style:auto-text-indent="false"/>
    </style:style>
    <style:style style:name="P71" style:family="paragraph" style:parent-style-name="Heading_20_1" style:list-style-name="">
      <style:paragraph-properties fo:margin-top="0cm" fo:margin-bottom="0cm" fo:line-height="150%" fo:text-align="center" style:justify-single-word="false"/>
    </style:style>
    <style:style style:name="P72" style:family="paragraph" style:parent-style-name="Heading_20_1" style:list-style-name="">
      <style:paragraph-properties fo:text-align="justify" style:justify-single-word="false" fo:orphans="2" fo:widows="2" fo:hyphenation-ladder-count="no-limit" style:punctuation-wrap="hanging" style:writing-mode="lr-tb"/>
      <style:text-properties fo:font-size="12pt" style:font-size-asian="12pt" style:language-asian="ar" style:country-asian="SA" fo:hyphenate="false" fo:hyphenation-remain-char-count="2" fo:hyphenation-push-char-count="2"/>
    </style:style>
    <style:style style:name="P73" style:family="paragraph" style:parent-style-name="Heading_20_2" style:list-style-name="">
      <style:paragraph-properties fo:margin-left="0cm" fo:margin-right="0cm" fo:text-indent="1.251cm" style:auto-text-indent="false"/>
    </style:style>
    <style:style style:name="P74" style:family="paragraph" style:parent-style-name="Contents_20_Heading">
      <style:paragraph-properties fo:text-align="center" style:justify-single-word="false"/>
      <style:text-properties fo:color="#000000" style:font-name="Times New Roman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2pt"/>
    </style:style>
    <style:style style:name="T6" style:family="text">
      <style:text-properties fo:font-size="14pt" style:font-size-asian="14pt" style:language-asian="ru" style:country-asian="RU"/>
    </style:style>
    <style:style style:name="T7" style:family="text">
      <style:text-properties style:font-weight-complex="bold"/>
    </style:style>
    <style:style style:name="T8" style:family="text">
      <style:text-properties style:font-size-complex="12pt"/>
    </style:style>
    <style:style style:name="T9" style:family="text">
      <style:text-properties style:language-asian="ru" style:country-asian="RU" style:font-size-complex="12pt"/>
    </style:style>
    <style:style style:name="T10" style:family="text">
      <style:text-properties style:letter-kerning="true" style:font-size-complex="12pt"/>
    </style:style>
    <style:style style:name="T11" style:family="text">
      <style:text-properties fo:color="#000000" style:font-size-complex="12pt"/>
    </style:style>
    <style:style style:name="T12" style:family="text">
      <style:text-properties fo:color="#000000" fo:font-weight="bold" style:font-weight-asian="bold" style:font-size-complex="12pt" style:font-weight-complex="bold"/>
    </style:style>
    <style:style style:name="T13" style:family="text">
      <style:text-properties fo:color="#000000" fo:font-style="italic" fo:font-weight="bold" style:font-style-asian="italic" style:font-weight-asian="bold" style:font-size-complex="12pt"/>
    </style:style>
    <style:style style:name="T14" style:family="text">
      <style:text-properties fo:font-style="italic" fo:font-weight="bold" style:font-style-asian="italic" style:font-weight-asian="bold" style:font-size-complex="12pt"/>
    </style:style>
    <style:style style:name="T15" style:family="text">
      <style:text-properties fo:font-style="italic" fo:font-weight="bold" style:font-style-asian="italic" style:font-weight-asian="bold" style:font-size-complex="12pt" style:font-weight-complex="bold"/>
    </style:style>
    <style:style style:name="T16" style:family="text">
      <style:text-properties fo:background-color="#ffff0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language-asian="ru" style:country-asian="RU" style:font-weight-asian="bold" style:font-size-complex="12pt"/>
    </style:style>
    <style:style style:name="T20" style:family="text">
      <style:text-properties fo:font-size="8pt" style:font-size-asian="8pt" style:language-asian="ru" style:country-asian="RU" style:font-size-complex="8pt"/>
    </style:style>
    <style:style style:name="T21" style:family="text">
      <style:text-properties fo:language="ru" fo:country="RU" style:font-size-complex="12pt"/>
    </style:style>
    <style:style style:name="T2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2" style:font-size-asian="10pt" style:language-asian="ru" style:country-asian="RU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Segoe UI1" fo:font-size="10pt" style:font-name-asian="SimSun" style:font-size-asian="10pt" style:language-asian="hi" style:country-asian="IN" style:font-name-complex="Mangal" style:font-size-complex="12pt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3"/>
      <text:p text:style-name="P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2">УТВЕРЖДАЮ:</text:p>
            <text:p text:style-name="Standard">Генеральный директор</text:p>
            <text:p text:style-name="Standard">ООО «ИСС Арт»</text:p>
            <text:p text:style-name="Standard"/>
            <text:p text:style-name="Standard">________________/ И.В. Орехов/</text:p>
            <text:p text:style-name="Standard">«__» ____________ 201<text:span text:style-name="T4">5</text:span>г.</text:p>
          </table:table-cell>
        </table:table-row>
      </table:table>
      <text:p text:style-name="Standard"/>
      <text:p text:style-name="Standard"/>
      <text:p text:style-name="P6"/>
      <text:p text:style-name="P6"/>
      <text:p text:style-name="P6"/>
      <text:p text:style-name="P47"><text:bookmark-start text:name="__RefHeading__40_1897991986"/>ИНСТРУКЦИЯ<text:bookmark-end text:name="__RefHeading__40_1897991986"/></text:p>
      <text:p text:style-name="P12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4">Система менеджмента качества</text:p>
          </table:table-cell>
          <table:table-cell table:style-name="Таблица2.B1" office:value-type="string">
            <text:p text:style-name="P3">Версия № 1</text:p>
          </table:table-cell>
        </table:table-row>
        <table:table-row table:style-name="Таблица2.2">
          <table:table-cell table:style-name="Таблица2.A1" office:value-type="string">
            <text:p text:style-name="P44">Инструкция о порядке создания автотестов на тестируемые задачи</text:p>
          </table:table-cell>
          <table:table-cell table:style-name="Таблица2.B1" office:value-type="string">
            <text:p text:style-name="P51">Введено с «30» марта 2015г.</text:p>
            <text:p text:style-name="P8"/>
            <text:p text:style-name="P50">Приказ № 22-В от 29.03.2015</text:p>
          </table:table-cell>
        </table:table-row>
        <table:table-row table:style-name="Таблица2.3">
          <table:table-cell table:style-name="Таблица2.A1" office:value-type="string">
            <text:p text:style-name="P44">И – 36- 2015</text:p>
          </table:table-cell>
          <table:table-cell table:style-name="Таблица2.B1" office:value-type="string">
            <text:p text:style-name="P3">Количество листов: 11</text:p>
          </table:table-cell>
        </table:table-row>
      </table:table>
      <text:p text:style-name="Standard"/>
      <text:p text:style-name="P22"/>
      <text:p text:style-name="P54">Информационные данные</text:p>
      <text:p text:style-name="P55">1 РАЗРАБОТАЛ – Руководитель отдела контроля качества разработок <text:line-break/>Фирсанов К.А.</text:p>
      <text:p text:style-name="P55">2 Введена впервые.</text:p>
      <text:p text:style-name="P55">3 Инструкция соответствует МС ИСО 9001 в части требований к построению, изложению, оформлению, обозначению и управлению внутренними документами.</text:p>
      <text:p text:style-name="P55">4 УПРАВЛЕНИЕ ДОКУМЕНТОМ – в соответствии с требованиями СТО 02 «Управление документами».</text:p>
      <text:p text:style-name="P15"><text:span text:style-name="T8">5 Инструкция является интеллектуальной собственностью ООО «ИСС Арт» (далее - Компании) и не может быть полностью или частично воспроизведена, тиражирована и распространена в любом виде </text:span><text:span text:style-name="T10">вне Компании без разрешения ее высшего руководства.</text:span></text:p>
      <text:p text:style-name="P23"/>
      <text:p text:style-name="P74"><text:bookmark-start text:name="_Toc416188734"/>Содержание<text:bookmark-end text:name="_Toc416188734"/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5">1 Область применения<text:tab/>4</text:p>
          <text:p text:style-name="P35">2 Нормативные ссылки<text:tab/>4</text:p>
          <text:p text:style-name="P35">4 Общие положения<text:tab/>4</text:p>
          <text:p text:style-name="P36">4.1 Подготовка репозитория для хранения автотестов<text:tab/>5</text:p>
          <text:p text:style-name="P35">4.2 Предварительный этап<text:tab/>5</text:p>
          <text:p text:style-name="P36">4.3 Создание авто-тестов при тестировании нового функционала<text:tab/>5</text:p>
          <text:p text:style-name="P36">4.4 Создание автотестов при исправлении несоответствия<text:tab/>6</text:p>
          <text:p text:style-name="P36">4.5 Обновление автотестов при тестировании нового функционала<text:tab/>6</text:p>
          <text:p text:style-name="P36">4.6 Обновление автотестов при исправлении несоответствия<text:tab/>6</text:p>
          <text:p text:style-name="P36">4.7 Контроль кода автотестов<text:tab/>7</text:p>
          <text:p text:style-name="P36">4.8 Исправление тестов, не выполненных до конца<text:tab/>7</text:p>
          <text:p text:style-name="P36">4.9 Закрытие задачи на создание и обновление авто-тестов<text:tab/>7</text:p>
          <text:p text:style-name="P35">Лист согласования<text:tab/>10</text:p>
          <text:p text:style-name="P35">Лист учета изменений документа<text:tab/>11</text:p>
          <text:p text:style-name="P35">Лист учета периодических проверок документа<text:tab/>12</text:p>
          <text:p text:style-name="P35">Лист ознакомления<text:tab/>13</text:p>
        </text:index-body>
      </text:table-of-content>
      <text:p text:style-name="P52"/>
      <text:h text:style-name="P66" text:outline-level="1"><text:bookmark-start text:name="_Toc416188735"/>1 Область применения<text:bookmark-end text:name="_Toc416188735"/></text:h>
      <text:p text:style-name="P15">Настоящая инструкция определяет порядок создания, обновления и контроля кода автоматических тестов в процессе разработки ПО. Инструкция предназначена для специалистов отдела контроля качества разработок Компании и менеджеров проектов.</text:p>
      <text:p text:style-name="P15">Настоящая инструкция является нормативным документом для всех сотрудников ООО «ИСС Арт».</text:p>
      <text:h text:style-name="P67" text:outline-level="1"><text:bookmark-start text:name="_Toc416188736"/>2 Нормативные ссылки<text:bookmark-end text:name="_Toc416188736"/></text:h>
      <text:p text:style-name="P15">В настоящей инструкции использованы ссылки на следующие нормативные документы:</text:p>
      <text:p text:style-name="P15">МС ИСО 9001:2008 Системы менеджмента качества. Требования;</text:p>
      <text:p text:style-name="P15">СТО 04 -2012 Разработка программного обеспечения;</text:p>
      <text:p text:style-name="P15">И-05-2013 Инструкция по контролю качества;</text:p>
      <text:p text:style-name="P57">И-06-2013 Инструкция по созданию тестовой документации;</text:p>
      <text:p text:style-name="P57">И-28-2014 Инструкция по системе управления версиями.</text:p>
      <text:p text:style-name="P19"/>
      <text:p text:style-name="P15"><text:span text:style-name="T12">3 </text:span><text:span text:style-name="T3">Термины, определения и сокращения</text:span></text:p>
      <text:p text:style-name="P24"><text:span text:style-name="T3">ОУП</text:span><text:span text:style-name="T7"> </text:span><text:span text:style-name="T3">- </text:span>отдел управления проектами;</text:p>
      <text:p text:style-name="P24"><text:span text:style-name="T3">ОККР</text:span> - отдел контроля качества разработок.</text:p>
      <text:p text:style-name="P15"><text:span text:style-name="T13">автоматизированное тестирование (автотест)</text:span><text:span text:style-name="T11"> — Тестирование приложений с использованием специализированных инструментов с целью сокращения времени на контроль качества разрабатываемого программного продукта, повышения эффективности контроля качества и, как следствие этого, сокращение общего времени разработки;</text:span></text:p>
      <text:p text:style-name="P15"><text:span text:style-name="T15">репозиторий</text:span><text:span text:style-name="T2"> - </text:span><text:span text:style-name="T8">место, где хранятся и поддерживаются какие-либо данные. Чаще всего данные в репозитории хранятся в виде файлов, доступных для дальнейшего распространения по </text:span><text:a xlink:type="simple" xlink:href="https://ru.wikipedia.org/wiki/Компьютерная_сеть" text:style-name="Internet_20_link"><text:span text:style-name="T8">сети</text:span></text:a><text:span text:style-name="T8">.</text:span></text:p>
      <text:p text:style-name="P15"><text:span text:style-name="T14">Верификация</text:span><text:span text:style-name="T8"> – подтверждение посредством представления объективных свидетельств того, что установленные требования были выполнены.</text:span></text:p>
      <text:h text:style-name="P67" text:outline-level="1"><text:bookmark-start text:name="_Toc416188737"/>4 Общие положения<text:bookmark-end text:name="_Toc416188737"/></text:h>
      <text:p text:style-name="P20"><text:span text:style-name="T11">Автоматизированное тестирование проводится посредством запуска автоматических тестов, с использованием </text:span><text:span text:style-name="T11"><office:annotation><dc:creator>Konstantin Firsanov</dc:creator><dc:date>2015-04-23T17:15:00.39</dc:date><text:p>Инструментов много: <text:span text:style-name="T4">Selenium</text:span>, <text:span text:style-name="T4">iMacro</text:span>, <text:span text:style-name="T4">Sikkuli</text:span>, и т.д. Этот вопрос согласуется с заказчиком.</text:p></office:annotation></text:span><text:span text:style-name="T11"><office:annotation><dc:creator>Irina Zalevskaya</dc:creator><dc:date>2015-04-08T12:58:00.39</dc:date><text:p>А какого инструмента?</text:p></office:annotation></text:span><text:span text:style-name="T11">специализированного инструмента</text:span><text:span text:style-name="T11">. Процесс создания автоматических тестов согласуется с процессом разработки программного обеспечения, описанным в </text:span><text:span text:style-name="T11"><office:annotation><dc:creator>Irina Zalevskaya</dc:creator><dc:date>2015-04-08T12:59:00.39</dc:date><text:p>Костя, тут <text:s/>указан номер документа, которого у нас нет. У нас есть только старая версия стандарта. новую до сих пор не разработали. Сейчас вышел начальник отдела разработки ПО, вот теперь надо поторопить процесс</text:p></office:annotation></text:span><text:span text:style-name="T11">СТО </text:span><text:span text:style-name="T11"><office:annotation><dc:creator>Konstantin Firsanov</dc:creator><dc:date>2015-04-23T17:17:00.39</dc:date><text:p>Может быть ссылки на стандарты убрать совсем?</text:p></office:annotation></text:span><text:span text:style-name="T11">04</text:span><text:span text:style-name="T11">-2014 «Разработка программного обеспечения», и с процессом создания тестовой документации, описанным в И-06 «Инструкция по созданию тестовой документации». Автоматические тесты выполняются в процессе выполнения регрессионного, системного, приемо-сдаточного тестирования и на этапах функционального тестирования разрабатываемого программного продукта.</text:span></text:p>
      <text:p text:style-name="P58">Данной инструкцией должны руководствоваться специалисты по качеству ПО, создающие автоматические тесты, руководитель ОККР, менеджеры проектов при планировании времени работ по проектам.</text:p>
      <text:h text:style-name="P72" text:outline-level="1"><text:soft-page-break/><text:span text:style-name="T4">5 </text:span>Процесс создания и обновления автоматических тестов</text:h>
      <text:p text:style-name="P20">Процесс создания и обновления автоматических тестов включает следующие активности:</text:p>
      <text:list xml:id="list1738254799563547073" text:style-name="WWNum5">
        <text:list-item>
          <text:p text:style-name="P59">создание автоматических тестов при тестировании нового функционала разрабатываемого программного продукта;</text:p>
        </text:list-item>
        <text:list-item>
          <text:p text:style-name="P59">создание автоматических тестов при тестировании исправленного несоответствия разрабатываемого программного продукта;</text:p>
        </text:list-item>
        <text:list-item>
          <text:p text:style-name="P59">обновление автоматических тестов при тестировании нового функционала разрабатываемого программного продукта;</text:p>
        </text:list-item>
      </text:list>
      <text:list xml:id="list8210020930947154317" text:style-name="WWNum4">
        <text:list-item>
          <text:p text:style-name="P60">обновление автоматических тестов при тестировании исправленного несоответствия разрабатываемого программного продукта;</text:p>
        </text:list-item>
        <text:list-item>
          <text:p text:style-name="P60">проведение контроля кода разработанных автотестов (<text:span text:style-name="T4">code</text:span> <text:span text:style-name="T4">review</text:span>);</text:p>
        </text:list-item>
      </text:list>
      <text:p text:style-name="P15">Все разработанные автотресты должны храниться в репозитории. Доступ к репозиторию должны иметь специалисты по качеству ПО, работающие на проекте, для которого создан каждый конкретный репозиторий.</text:p>
      <text:p text:style-name="P15"/>
      <text:h text:style-name="P73" text:outline-level="2"><text:bookmark-start text:name="_Toc416188738"/>4.1 Подготовка репозитория для хранения автотестов<text:bookmark-end text:name="_Toc416188738"/></text:h>
      <text:p text:style-name="P16"><text:span text:style-name="T8">Решение об автоматизации тестирования на каждом отдельно взятом проекте принимается руководителем ОККР, совместно с менеджером проекта. </text:span><text:span text:style-name="T21">Если над контролем качества проекта работает </text:span><text:span text:style-name="T8">После принятия решения, руководитель ОККР создает запрос менеджеру проекта о создании репозитория автоматических тестов. Менеджер создает запрос системным администраторам на создание репозитория в проекте ИТ-инфраструктура. Информация о способе доступа к репозиторию автотестов размещается в </text:span><text:span text:style-name="T5">wiki</text:span><text:span text:style-name="T8"> проекта. Данной информацией руководствуются специалисты по качеству ПО, работающие на проекте.</text:span></text:p>
      <text:h text:style-name="P68" text:outline-level="1">4.2 Предварительный этап</text:h>
      <text:p text:style-name="P16">На проектах, на которых существует автоматизированное тестирование, для каждой итерации создается задача на создание и обновление автотестов. Ответственный за создание задачи «Создание и обновление автотестов» - менеджер проекта. Эта задача содержит подзадачи для работы с авто-тестами: создание и обновление авто-тестов для тестирования нового функционала, создание и обновление авто-тестов для тестирования исправленных несоответствий.</text:p>
      <text:p text:style-name="P16"><text:span text:style-name="T16"><office:annotation><dc:creator>Irina Zalevskaya</dc:creator><dc:date>2015-04-09T11:48:00.39</dc:date><text:p>Немного непонятная формулировка, не могу проследить для чего мы вообще делаем это, немного недостаточно информации. </text:p></office:annotation></text:span><text:span text:style-name="T16">Подзадачи, составляющие данную задачу должны быть связаны с задачами на создание нового функционала и исправление </text:span><text:span text:style-name="T16"><office:annotation><dc:creator>Konstantin Firsanov</dc:creator><dc:date>2015-04-23T17:55:00.39</dc:date><text:p>Нам ведь нужно знать, какие тесты были созданы для каждой конкретной новой функции и для каждого исправленного бага. Чуть-чуть обновил и исправил формулировку.</text:p></office:annotation></text:span><text:span text:style-name="T16">несоответствий</text:span><text:span text:style-name="T16">.</text:span> Связывание производится каждый раз, когда создается новый или обновляется существующий авто-тест для задач по созданию нового функционала проекта. Графическое изображение взаимосвязи подзадач на создание авто-тестов и тестируемых задач приведено в приложении №1. Процесс работы с подзадачами на создание / обновление авто-тестов приведен в приложении № 2.<text:bookmark text:name="_GoBack"/></text:p>
      <text:h text:style-name="P73" text:outline-level="2"><text:bookmark-start text:name="_Toc416188739"/>4.3 Создание авто-тестов при тестировании нового функционала<text:bookmark-end text:name="_Toc416188739"/></text:h>
      <text:p text:style-name="P15"><text:span text:style-name="T8"><office:annotation><dc:creator>Irina Zalevskaya</dc:creator><dc:date>2015-04-23T18:09:00.39</dc:date><text:p>В пункте 4.1 написанно, что вы принематете решение об автоматизации, может тут стоит уточнить, что по согласованию с руководителем отдела? </text:p></office:annotation></text:span><text:span text:style-name="T8">На этапе оценки тестирования задачи нового функционала, специалист по качеству, проводящий оценку, определяет необходимость и возможность автоматизации реализуемого функционала. Если создание автоматического теста необходимо и возможно, </text:span><text:soft-page-break/><text:span text:style-name="T8">то для реализуемой функции создается подзадача </text:span><text:span text:style-name="T8"><office:annotation><dc:creator>Konstantin Firsanov</dc:creator><dc:date>2015-04-23T18:09:00.39</dc:date><text:p>Предполагается, что оценку может проводить <text:span text:style-name="T4">QA</text:span> <text:span text:style-name="T4">Lead</text:span> или старший специалист по качеству.</text:p></office:annotation></text:span><text:span text:style-name="T8">на</text:span><text:span text:style-name="T8"> создание авто-теста в задаче на создание и обновление авто-тестов. Подзадача оценивается и по данной конкретной подзадаче устанавливается срок выполнения. Подзадача на создание авто-теста связывается с задачей на создание нового функционала. После того как новый функционал реализован, проведено ручное тестирование задачи на создание нового функционала и </text:span><text:span text:style-name="T8">задача закрыта, подзадача на создание автотестов назначается на тестировщика, который будет создавать авто-тесты. Подзадача на создание автотестов </text:span><text:span text:style-name="T8"><office:annotation><dc:creator>Konstantin Firsanov</dc:creator><dc:date>2015-04-23T18:12:00.39</dc:date><text:p>Убрал <text:span text:style-name="T4">QA </text:span>лида</text:p></office:annotation></text:span><text:span text:style-name="T8">назначается</text:span><text:span text:style-name="T8"> </text:span><office:annotation><dc:creator>Irina Zalevskaya</dc:creator><dc:date>2015-04-09T12:07:00.39</dc:date><text:p>Это кто? Тимлид, желательно тоже не указывать в документе </text:p></office:annotation><text:span text:style-name="T8">менеджером проекта или руководителем ОККР. Тестировщик, на которого назначена данная задача, может приступить к ней только если разработана </text:span><text:span text:style-name="T8"><office:annotation><dc:creator>Irina Zalevskaya</dc:creator><dc:date>2015-04-09T12:08:00.39</dc:date><text:p>Стоит указать документ, в котором описан процесс создания тест. документации</text:p></office:annotation></text:span><text:span text:style-name="T8">тестовая документация для ручного </text:span><text:span text:style-name="T8"><office:annotation><dc:creator>Konstantin Firsanov</dc:creator><dc:date>2015-04-23T18:14:00.39</dc:date><text:p>Указал</text:p></office:annotation></text:span><text:span text:style-name="T8">тестирования</text:span><text:span text:style-name="T8">, согласно И-06-2013. Подзадача на создание авто-тестов должна быть выполнена к обозначенному в задаче сроку: тесты должен быть проверен и рабочие версии тестов должны находиться в репозитории. </text:span></text:p>
      <text:h text:style-name="P73" text:outline-level="2"><text:bookmark-start text:name="_Toc416188740"/>4.4 Создание автотестов при исправлении несоответствия<text:bookmark-end text:name="_Toc416188740"/></text:h>
      <text:p text:style-name="P15"><text:span text:style-name="T8">Если процесс работы над найденными несоответствиями включает в себя </text:span><text:span text:style-name="T8"><office:annotation><dc:creator>Konstantin Firsanov</dc:creator><dc:date>2015-04-23T18:19:00.39</dc:date><text:p>Добавил определение в п.3</text:p></office:annotation></text:span><text:span text:style-name="T8"><office:annotation><dc:creator>Irina Zalevskaya</dc:creator><dc:date>2015-04-09T12:22:00.39</dc:date><text:p>Я бы написала определение , чем чаще писать, тем лучше будет укладываться в голове у сотрудников</text:p></office:annotation></text:span><text:span text:style-name="T8">верификацию</text:span><text:span text:style-name="T8"> найденного несоответствия, то необходимость создания автотеста определяется специалистом по качеству, проводящего верификацию. Если процесс верификации несоответствий отсутствует на проекте, то необходимость создания авто-тестов для исправленного несоответствия определяется тестировщиком осуществляющим тестирования проекта, на этапе тестирования исправленного несоответствия. </text:span><text:span text:style-name="T8"><office:annotation><dc:creator>Irina Zalevskaya</dc:creator><dc:date>2015-04-09T14:40:00.39</dc:date><text:p>Если честно, у меня взорвался мозг))))))А что, если мы еще бы к пункту 4.4 и 4.5 дорисовали как графическую картинку процесса например.?</text:p></office:annotation></text:span><text:span text:style-name="T8">Если необходимо создание авто-теста, то создается подзадача для создания авто-теста в задаче на создание и обновление автотестов, подзадача оценивается и по данной подзадаче устанавливается срок выполнения. Созданная подзадача связывается с исправленным несоответствием. </text:span><text:span text:style-name="T8"><office:annotation><dc:creator>Konstantin Firsanov</dc:creator><dc:date>2015-04-23T18:24:00.39</dc:date><text:p>Картинка создана и добавлена в приложение.</text:p></office:annotation></text:span><text:span text:style-name="T8">Тестировщик</text:span><text:span text:style-name="T8"> приступает к созданию авто-теста только после создания тестовой документации для исправленного несоответствия. Подзадача на создание авто-теста должна быть выполнена к указанному в задаче сроку: тест должен быть проверен и рабочая версия теста должна находится в репозитории.</text:span></text:p>
      <text:p text:style-name="P15"/>
      <text:h text:style-name="P73" text:outline-level="2"><text:bookmark-start text:name="_Toc416188741"/>4.5 Обновление автотестов при тестировании нового функционала<text:bookmark-end text:name="_Toc416188741"/></text:h>
      <text:p text:style-name="P15"><text:span text:style-name="T8">Если на этапе оценки тестирования нового функционала специалист по качеству, <text:s/>проводящий оценку, определяет, что для тестирования разрабатываемого функционала </text:span><text:span text:style-name="T8"><office:annotation><dc:creator>Irina Zalevskaya</dc:creator><dc:date>2015-04-09T14:55:00.39</dc:date><text:p>Руководитель же вроде принемает решение </text:p></office:annotation></text:span><text:span text:style-name="T8">нет необходимости разрабатывать новый авто-</text:span><text:span text:style-name="T8"><office:annotation><dc:creator>Konstantin Firsanov</dc:creator><dc:date>2015-04-23T18:26:00.41</dc:date><text:p>Да у меня мозг взорвется анализировать все задачи всех проектов )))) Я этот вопрос делигирую тестировщику.</text:p></office:annotation></text:span><text:span text:style-name="T8">тест</text:span><text:span text:style-name="T8">, а достаточно обновить существующий, то для реализуемого функционала создается подзадача на обновление авто-теста в задаче на создание и обновление автотестов. Подзадача оценивается и по данной конкретной подзадаче устанавливается </text:span><text:span text:style-name="T8"><office:annotation><dc:creator>Irina Zalevskaya</dc:creator><dc:date>2015-04-09T14:56:00.41</dc:date><text:p>Может стоит определить крайний срок?</text:p></office:annotation></text:span><text:span text:style-name="T8">срок выполнения</text:span><text:span text:style-name="T8">. В описании подзадачи на обновление авто-теста указывается тест, который должен быть обновлен. После того как новый функционал реализован, проведено ручное тестирование данной задачи и задача закрыта, подзадача на обновление авто-тестов назначается на тестировщика, который будет над ней работать. Подзадача назначается менеджером проекта. Тестировщик, на которого назначена данная задача, может приступить к работе над ней, только если разработана тестовая документация для ручного тестирования. Подзадача на обновление автотеста должна быть выполнена к обозначенному в задаче сроку: </text:span><text:span text:style-name="T8"><office:annotation><dc:creator>Irina Zalevskaya</dc:creator><dc:date>2015-04-09T14:57:00.41</dc:date><text:p>А кем проверен?</text:p></office:annotation></text:span><text:span text:style-name="T8">тест должен быть проверен </text:span><text:span text:style-name="T8"><office:annotation><dc:creator>Konstantin Firsanov</dc:creator><dc:date>2015-04-23T18:30:00.41</dc:date><text:p>А об этом в пункте 4.7</text:p></office:annotation></text:span><text:span text:style-name="T8">и</text:span><text:span text:style-name="T8"> рабочая версия теста должна находиться в репозитории.</text:span></text:p>
      <text:h text:style-name="P73" text:outline-level="2"><text:bookmark-start text:name="_Toc416188742"/><text:soft-page-break/>4.6 Обновление автотестов при исправлении несоответствия<text:bookmark-end text:name="_Toc416188742"/></text:h>
      <text:p text:style-name="P15"><text:span text:style-name="T8">Если процесс работы над найденными несоответствиями включает в себя верификацию найденного несоответствия, то необходимость обновления авто-теста определяется специалистом по качеству, проводящего верификацию. Если процесс верификации несоответствий отсутствует на проекте, то необходимость обновления автотестов для исправленного несоответствия определяется на этапе тестирования </text:span><text:span text:style-name="T8">исправленного несоответствия. Если необходимо обновление авто-теста, то создается подзадача для обновления авто-теста в задаче на создание и обновление автотестов, подзадача оценивается и по данной подзадаче устанавливается срок выполнения. Созданная подзадача связывается с исправленным несоответствием. В описании подзадачи указывается авто-тест, который необходимо обновить. Тестировщик приступает к обновлению авто-теста только после создания тестовой документации для исправленного несоответствия. Подзадача на обновление авто-теста должна быть выполнена к указанному в задаче сроку: тест должен быть проверен и рабочая версия теста должна находится в репозитории.</text:span></text:p>
      <text:h text:style-name="P73" text:outline-level="2"><text:bookmark-start text:name="_Toc416188743"/>4.7 Контроль кода автотестов<text:bookmark-end text:name="_Toc416188743"/></text:h>
      <text:p text:style-name="P15"><text:span text:style-name="Знак_20_примечания3"><text:span text:style-name="T17">Контроль кода автотестов (</text:span></text:span><text:span text:style-name="Знак_20_примечания3"><text:span text:style-name="T18">Code</text:span></text:span><text:span text:style-name="Знак_20_примечания3"><text:span text:style-name="T17"> </text:span></text:span><text:span text:style-name="Знак_20_примечания3"><text:span text:style-name="T18">review</text:span></text:span><text:span text:style-name="Знак_20_примечания3"><text:span text:style-name="T17">) проводится с целью нахождения ошибок в коде тестов и проверки кода тестов </text:span></text:span><text:span text:style-name="Знак_20_примечания3"><text:span text:style-name="T17"><office:annotation><dc:creator>Irina Zalevskaya</dc:creator><dc:date>2015-04-09T14:59:00.41</dc:date><text:p>У нас есть такой стандарт?</text:p></office:annotation></text:span></text:span><text:span text:style-name="Знак_20_примечания3"><text:span text:style-name="T17">на соответствие стандарту Компании по оформлению кода </text:span></text:span><text:span text:style-name="Знак_20_примечания3"><text:span text:style-name="T17"><office:annotation><dc:creator>Konstantin Firsanov</dc:creator><dc:date>2015-04-23T18:36:00.41</dc:date><text:p>Нет. Его нужно будет еще создать.</text:p></office:annotation></text:span></text:span><text:span text:style-name="Знак_20_примечания3"><text:span text:style-name="T17">автотестов</text:span></text:span><text:span text:style-name="Знак_20_примечания3"><text:span text:style-name="T17">. После того как тест создан или обновлен и добавлен в репозиторий, соответствующая подзадача переводится в статус </text:span></text:span><text:span text:style-name="Знак_20_примечания3"><text:span text:style-name="T18">Resolved</text:span></text:span><text:span text:style-name="Знак_20_примечания3"><text:span text:style-name="T17"> и назначается на специалиста по качеству ПО, проводящего контроль кода. Специалист по качеству ПО проверяет код авто-теста. Если ошибок не обнаружено, то подзадача на создание или обновление авто-теста закрывается. В противном случае, подзадача </text:span></text:span><office:annotation><dc:creator>Konstantin Firsanov</dc:creator><dc:date>2015-04-23T18:37:00.41</dc:date><text:p>Да, подзадача на создание / обновление соответствующего автотеста.</text:p></office:annotation><text:span text:style-name="Знак_20_примечания3"><text:span text:style-name="T17">открывается</text:span></text:span><office:annotation><dc:creator>Alexander Malyshkin</dc:creator><dc:date>2015-03-25T21:12:00.41</dc:date><text:p><text:span text:style-name="T23">Какая подзадача ? Та, что Resolved, но не Closed ?</text:span></text:p></office:annotation><text:span text:style-name="Знак_20_примечания3"><text:span text:style-name="T17"> и назначается на тестировщика, работавшего над авто-тестом для исправления найденных ошибок. После того как тест исправлен и добавлен в репозиторий, соответствующая задача переводится в статус </text:span></text:span><text:span text:style-name="Знак_20_примечания3"><text:span text:style-name="T18">Resolved</text:span></text:span><text:span text:style-name="Знак_20_примечания3"><text:span text:style-name="T17"> и процесс повторяется до тех пор пока все ошибки не будут исправлены.</text:span></text:span></text:p>
      <text:h text:style-name="P73" text:outline-level="2"><text:span text:style-name="Знак_20_примечания3"><text:span text:style-name="T17">4.8 </text:span></text:span>Исправление<text:span text:style-name="Знак_20_примечания3"><text:span text:style-name="T17"> тестов, не выполненных до конца</text:span></text:span></text:h>
      <text:p text:style-name="P15"><text:span text:style-name="Знак_20_примечания3"><text:span text:style-name="T17">Если в процессе выполнения авто-теста произошла ошибка прервавшая выполнения авто-теста, то такой тест необходимо </text:span></text:span><text:span text:style-name="Знак_20_примечания3"><text:span text:style-name="T17"><office:annotation><dc:creator>Константин Борисов</dc:creator><dc:date>2015-04-24T16:33:45.41</dc:date><text:p text:style-name="P75"><text:span text:style-name="T22">В норме ошибка выполнения автотеста должна свидетельствовать о дефекте кода. Нужно отделять ошибки автотеста от ошибок, привнесённых в код. Мне кажется, что здесь это разделение не чёткое.</text:span><text:span text:style-name="T22"><text:line-break/></text:span><text:span text:style-name="T22"/></text:p></office:annotation></text:span></text:span><text:span text:style-name="Знак_20_примечания3"><text:span text:style-name="T17">исправить</text:span></text:span><text:span text:style-name="Знак_20_примечания3"><text:span text:style-name="T17"> в срочном порядке. Для исправления такого теста создается подзадача на его исправление в задаче на создание и обновление авто-тестов. Созданная подзадача оценивается и назначается на специалиста по качеству, который будет проводить исправление. На период исправления тест исключается из всех тестовых планов. Подзадача на исправление авто-теста должна быть выполнена к указанному в задаче сроку: тест должен быть проверен и рабочая версия теста должна находится в репозитории.</text:span></text:span></text:p>
      <text:h text:style-name="P73" text:outline-level="2">4.9 Закрытие задачи на создание и обновление авто-тестов</text:h>
      <text:p text:style-name="P15">После завершения <office:annotation><dc:creator>Константин Борисов</dc:creator><dc:date>2015-04-24T16:41:41.41</dc:date><text:p text:style-name="P75"><text:span text:style-name="T22">У нас есть проекты без итераций. Мне кажется, что закрытие можно не привязывать к концу итерации. </text:span></text:p></office:annotation>итерации, задача на создание и обновление авто-тестов, связанная с завершенной итерацией, закрывается. Закрытие задачи должно проводиться, только если все составляющие ее подзадачи на создание и обновление авто-тестов выполнены и закрыты.</text:p>
      <text:p text:style-name="P21"><text:bookmark-start text:name="__RefHeading___Toc410057506"/><text:bookmark-start text:name="__RefHeading___Toc410057510"/><text:bookmark text:name="Bookmark"/><text:bookmark text:name="Bookmark1"/>Приложение 1. Взаимосвязь подзадач на создание / обновление авто-тестов с рабочими задачами<text:bookmark-end text:name="__RefHeading___Toc410057506"/><text:bookmark-end text:name="__RefHeading___Toc410057510"/></text:p>
      <text:p text:style-name="P11"/>
      <text:p text:style-name="P25"><text:bookmark-start text:name="Bookmark2"/><text:bookmark-start text:name="__RefHeading___Toc410057512"/>Приложение № 2 Процесс создания / обновление авто-тестов<text:bookmark-end text:name="__RefHeading___Toc410057512"/></text:p>
      <text:p text:style-name="P10"/>
      <text:p text:style-name="P25"/>
      <text:h text:style-name="P62" text:outline-level="1">Лист согласования<text:bookmark-end text:name="Bookmark2"/></text:h>
      <text:p text:style-name="P7"/>
      <text:p text:style-name="P18"><text:span text:style-name="T9">Наименование документа <text:s text:c="4"/><text:tab/> <text:s/><text:tab/> <text:s text:c="4"/></text:span><text:span text:style-name="T19">И – 36-2015</text:span></text:p>
      <text:p text:style-name="P9"><text:span text:style-name="T6"><text:s text:c="74"/></text:span><text:span text:style-name="T20">Идентификационный номер</text:span>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5">Должность</text:p>
          </table:table-cell>
          <table:table-cell table:style-name="Таблица3.A1" office:value-type="string">
            <text:p text:style-name="P45">Фамилия И.О.</text:p>
          </table:table-cell>
          <table:table-cell table:style-name="Таблица3.A1" office:value-type="string">
            <text:p text:style-name="P45">Подпись</text:p>
          </table:table-cell>
          <table:table-cell table:style-name="Таблица3.D1" office:value-type="string">
            <text:p text:style-name="P45">Дата</text:p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  <table:table-row table:style-name="Таблица3.2"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4"/>
          </table:table-cell>
          <table:table-cell table:style-name="Таблица3.D2" office:value-type="string">
            <text:p text:style-name="P14"/>
          </table:table-cell>
        </table:table-row>
      </table:table>
      <text:p text:style-name="P17"/>
      <text:p text:style-name="P56">Замечания:</text:p>
      <text:p text:style-name="P5"/>
      <text:p text:style-name="P4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6"/>
      <text:h text:style-name="P71" text:outline-level="1"><text:bookmark-start text:name="__RefHeading___Toc410057513"/><text:bookmark-start text:name="Bookmark3"/>Лист учета изменений документа<text:bookmark-end text:name="__RefHeading___Toc410057513"/><text:bookmark-end text:name="Bookmark3"/></text:h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table:number-rows-spanned="3" office:value-type="string">
            <text:p text:style-name="P63">№ п.п.</text:p>
          </table:table-cell>
          <table:table-cell table:style-name="Таблица4.B1" table:number-columns-spanned="3" office:value-type="string">
            <text:p text:style-name="P63">Номера листов (страниц)</text:p>
          </table:table-cell>
          <table:covered-table-cell/>
          <table:covered-table-cell/>
          <table:table-cell table:style-name="Таблица4.A1" table:number-rows-spanned="3" office:value-type="string">
            <text:p text:style-name="P63">Шифр изменения</text:p>
          </table:table-cell>
          <table:table-cell table:style-name="Таблица4.A1" table:number-rows-spanned="3" office:value-type="string">
            <text:p text:style-name="P63">Подпись</text:p>
          </table:table-cell>
        </table:table-row>
        <table:table-row table:style-name="Таблица4.2">
          <table:covered-table-cell/>
          <table:table-cell table:style-name="Таблица4.A1" table:number-rows-spanned="2" office:value-type="string">
            <text:p text:style-name="P63">Замененных</text:p>
          </table:table-cell>
          <table:table-cell table:style-name="Таблица4.A1" table:number-rows-spanned="2" office:value-type="string">
            <text:p text:style-name="P63">Новых</text:p>
          </table:table-cell>
          <table:table-cell table:style-name="Таблица4.A1" table:number-rows-spanned="2" office:value-type="string">
            <text:p text:style-name="P63">Аннулированных</text:p>
          </table:table-cell>
          <table:covered-table-cell/>
          <table:covered-table-cell/>
        </table:table-row>
        <table:table-row table:style-name="Таблица4.3"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4">
          <table:table-cell table:style-name="Таблица4.A4" office:value-type="string">
            <text:p text:style-name="P28"/>
          </table:table-cell>
          <table:table-cell table:style-name="Таблица4.A4" office:value-type="string">
            <text:p text:style-name="P28"/>
          </table:table-cell>
          <table:table-cell table:style-name="Таблица4.A4" office:value-type="string">
            <text:p text:style-name="P28"/>
          </table:table-cell>
          <table:table-cell table:style-name="Таблица4.A4" office:value-type="string">
            <text:p text:style-name="P28"/>
          </table:table-cell>
          <table:table-cell table:style-name="Таблица4.A4" office:value-type="string">
            <text:p text:style-name="P28"/>
          </table:table-cell>
          <table:table-cell table:style-name="Таблица4.A4" office:value-type="string">
            <text:p text:style-name="P28"/>
          </table:table-cell>
        </table:table-row>
        <table:table-row table:style-name="Таблица4.4"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</table:table-row>
        <table:table-row table:style-name="Таблица4.6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6"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9"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  <table:table-cell table:style-name="Таблица4.A5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  <table:table-cell table:style-name="Таблица4.A6" office:value-type="string">
            <text:p text:style-name="P29"/>
          </table:table-cell>
        </table:table-row>
        <table:table-row table:style-name="Таблица4.8"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</table:table-row>
        <table:table-row table:style-name="Таблица4.8"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</table:table-row>
        <table:table-row table:style-name="Таблица4.8"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</table:table-row>
        <table:table-row table:style-name="Таблица4.8"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  <table:table-cell table:style-name="Таблица4.A6" office:value-type="string">
            <text:p text:style-name="P30"/>
          </table:table-cell>
        </table:table-row>
      </table:table>
      <text:p text:style-name="P27"/>
      <text:p text:style-name="Standard"><text:soft-page-break/></text:p>
      <text:h text:style-name="P69" text:outline-level="1"><text:bookmark-start text:name="__RefHeading___Toc410057514"/><text:bookmark-start text:name="Bookmark4"/>Лист учета периодических проверок документа<text:bookmark-end text:name="__RefHeading___Toc410057514"/><text:bookmark-end text:name="Bookmark4"/></text:h>
      <text:p text:style-name="P3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1">Дата проверки</text:p>
          </table:table-cell>
          <table:table-cell table:style-name="Таблица5.A1" office:value-type="string">
            <text:p text:style-name="P31">Фамилия и инициалы лица, выполнившего проверку</text:p>
          </table:table-cell>
          <table:table-cell table:style-name="Таблица5.A1" office:value-type="string">
            <text:p text:style-name="P31">Результаты проверки</text:p>
          </table:table-cell>
          <table:table-cell table:style-name="Таблица5.A1" office:value-type="string">
            <text:p text:style-name="P31">Подпись лица, выполнившего проверку </text:p>
          </table:table-cell>
          <table:table-cell table:style-name="Таблица5.E1" office:value-type="string">
            <text:p text:style-name="P31">Примечание</text:p>
          </table:table-cell>
        </table:table-row>
        <table:table-row table:style-name="Таблица5.2">
          <table:table-cell table:style-name="Таблица5.A2" office:value-type="string">
            <text:p text:style-name="P4">1</text:p>
          </table:table-cell>
          <table:table-cell table:style-name="Таблица5.A2" office:value-type="string">
            <text:p text:style-name="P4">2</text:p>
          </table:table-cell>
          <table:table-cell table:style-name="Таблица5.A2" office:value-type="string">
            <text:p text:style-name="P4">3</text:p>
          </table:table-cell>
          <table:table-cell table:style-name="Таблица5.A2" office:value-type="string">
            <text:p text:style-name="P4">4</text:p>
          </table:table-cell>
          <table:table-cell table:style-name="Таблица5.E2" office:value-type="string">
            <text:p text:style-name="P4">5</text:p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  <table:table-row table:style-name="Таблица5.3"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A2" office:value-type="string">
            <text:p text:style-name="P4"/>
          </table:table-cell>
          <table:table-cell table:style-name="Таблица5.E2" office:value-type="string">
            <text:p text:style-name="P4"/>
          </table:table-cell>
        </table:table-row>
      </table:table>
      <text:p text:style-name="P27"/>
      <text:p text:style-name="P26"/>
      <text:h text:style-name="P70" text:outline-level="1"><text:bookmark-start text:name="__RefHeading___Toc410057515"/><text:bookmark-start text:name="Bookmark5"/>Лист ознакомления<text:bookmark-end text:name="__RefHeading___Toc410057515"/><text:bookmark-end text:name="Bookmark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41">№ п/п</text:p>
          </table:table-cell>
          <table:table-cell table:style-name="Таблица6.A1" office:value-type="string">
            <text:p text:style-name="P41">Обозначение (код) документа и изменения к нему</text:p>
          </table:table-cell>
          <table:table-cell table:style-name="Таблица6.A1" office:value-type="string">
            <text:p text:style-name="P41">Фамилия И.О.</text:p>
            <text:p text:style-name="P41">работника,</text:p>
            <text:p text:style-name="P41">ознакомившегося</text:p>
            <text:p text:style-name="P41">с документом</text:p>
          </table:table-cell>
          <table:table-cell table:style-name="Таблица6.A1" office:value-type="string">
            <text:p text:style-name="P41">Должность работника, ознакомившегося</text:p>
            <text:p text:style-name="P41">с документом</text:p>
          </table:table-cell>
          <table:table-cell table:style-name="Таблица6.A1" office:value-type="string">
            <text:p text:style-name="P41">Подпись</text:p>
          </table:table-cell>
          <table:table-cell table:style-name="Таблица6.A1" office:value-type="string">
            <text:p text:style-name="P41">Дата</text:p>
          </table:table-cell>
          <table:table-cell table:style-name="Таблица6.G1" office:value-type="string">
            <text:p text:style-name="P41">Примечания</text:p>
          </table:table-cell>
        </table:table-row>
        <table:table-row table:style-name="Таблица6.2">
          <table:table-cell table:style-name="Таблица6.A2" office:value-type="string">
            <text:p text:style-name="P4">1</text:p>
          </table:table-cell>
          <table:table-cell table:style-name="Таблица6.A2" office:value-type="string">
            <text:p text:style-name="P4">2</text:p>
          </table:table-cell>
          <table:table-cell table:style-name="Таблица6.A2" office:value-type="string">
            <text:p text:style-name="P4">3</text:p>
          </table:table-cell>
          <table:table-cell table:style-name="Таблица6.A2" office:value-type="string">
            <text:p text:style-name="P4">4</text:p>
          </table:table-cell>
          <table:table-cell table:style-name="Таблица6.A2" office:value-type="string">
            <text:p text:style-name="P4">5</text:p>
          </table:table-cell>
          <table:table-cell table:style-name="Таблица6.A2" office:value-type="string">
            <text:p text:style-name="P4">6</text:p>
          </table:table-cell>
          <table:table-cell table:style-name="Таблица6.G2" office:value-type="string">
            <text:p text:style-name="P4">7</text:p>
          </table:table-cell>
        </table:table-row>
        <table:table-row table:style-name="Таблица6.2">
          <table:table-cell table:style-name="Таблица6.A3" office:value-type="string">
            <text:list xml:id="list8048804238656873499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9502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7824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933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8659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1044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8449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3952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9709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2362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8531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3570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4455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6448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4185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85983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3023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9239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1045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85402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7690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0528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2464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0711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351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416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4564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408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505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82898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81729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0913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97447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0756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C3" office:value-type="string">
            <text:p text:style-name="P33"/>
          </table:table-cell>
          <table:table-cell table:style-name="Таблица6.A2" office:value-type="string">
            <text:p text:style-name="P34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288960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  <table:table-row table:style-name="Таблица6.2">
          <table:table-cell table:style-name="Таблица6.A3" office:value-type="string">
            <text:list xml:id="list38309651" text:continue-numbering="true" text:style-name="WWNum3">
              <text:list-item>
                <text:p text:style-name="P65"/>
              </text:list-item>
            </text:list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A3" office:value-type="string">
            <text:p text:style-name="P3"/>
          </table:table-cell>
          <table:table-cell table:style-name="Таблица6.G3" office:value-type="string">
            <text:p text:style-name="P3"/>
          </table:table-cell>
        </table:table-row>
      </table:table>
      <text:p text:style-name="P3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Tahoma1" svg:font-family="Tahoma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ymbol1" svg:font-family="OpenSymbol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Segoe UI2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punctuation-wrap="hanging" style:writing-mode="lr-tb"/>
      <style:text-properties style:use-window-font-color="tru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="100%" fo:margin-left="0cm" fo:margin-right="0cm" fo:margin-top="0.212cm" fo:margin-bottom="0.212cm" fo:keep-together="always" fo:text-indent="1.251cm" style:auto-text-indent="false" fo:keep-with-next="always"/>
      <style:text-properties fo:color="#000000" fo:font-weight="bold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21cm" fo:margin-bottom="0.21cm" fo:text-align="justify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tyle-complex="italic"/>
    </style:style>
    <style:style style:name="Название4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Mangal" style:font-size-complex="12pt" style:font-style-complex="italic"/>
    </style:style>
    <style:style style:name="Указатель4" style:family="paragraph" style:parent-style-name="Standard" style:default-outline-level="" style:list-style-name="">
      <style:paragraph-properties text:number-lines="false" text:line-number="0"/>
      <style:text-properties style:font-name-complex="Mangal"/>
    </style:style>
    <style:style style:name="Название3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Mangal" style:font-size-complex="12pt" style:font-style-complex="italic"/>
    </style:style>
    <style:style style:name="Указатель3" style:family="paragraph" style:parent-style-name="Standard" style:default-outline-level="" style:list-style-name="">
      <style:paragraph-properties text:number-lines="false" text:line-number="0"/>
      <style:text-properties style:font-name-complex="Mangal"/>
    </style:style>
    <style:style style:name="Название2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Mangal" style:font-size-complex="12pt" style:font-style-complex="italic"/>
    </style:style>
    <style:style style:name="Указатель2" style:family="paragraph" style:parent-style-name="Standard" style:default-outline-level="" style:list-style-name="">
      <style:paragraph-properties text:number-lines="false" text:line-number="0"/>
      <style:text-properties style:font-name-complex="Mangal"/>
    </style:style>
    <style:style style:name="Название1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Mangal" style:font-size-complex="12pt" style:font-style-complex="italic"/>
    </style:style>
    <style:style style:name="Указатель1" style:family="paragraph" style:parent-style-name="Standard" style:default-outline-level="" style:list-style-name="">
      <style:paragraph-properties text:number-lines="false" text:line-number="0"/>
      <style:text-properties style:font-name-complex="Mangal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Лист1" style:family="paragraph" style:parent-style-name="Standard" style:default-outline-level="" style:list-style-name="">
      <style:paragraph-properties fo:margin-top="0cm" fo:margin-bottom="0.423cm" fo:text-align="center" style:justify-single-word="false" style:punctuation-wrap="simple"/>
      <style:text-properties fo:font-weight="bold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margin-top="0cm" fo:margin-bottom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punctuation-wrap="hanging" style:writing-mode="lr-tb"/>
      <style:text-properties style:use-window-font-color="true" fo:font-size="12pt" style:font-size-asian="12pt" style:language-asian="ar" style:country-asian="SA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cm" fo:margin-bottom="0cm" fo:line-height="115%" fo:hyphenation-ladder-count="no-limit" text:number-lines="false" text:line-number="0" style:punctuation-wrap="simple"/>
      <style:text-properties fo:color="#365f91" style:font-name="Cambria" fo:font-size="16pt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Contents_20_3" style:display-name="Contents 3" style:family="paragraph" style:parent-style-name="Standard" style:default-outline-level="" style:list-style-name="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48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Текст_20_примечания1" style:display-name="Текст примечания1" style:family="paragraph" style:parent-style-name="Standard" style:default-outline-level="" style:list-style-name="">
      <style:text-properties fo:font-size="10pt" style:font-size-asian="10pt"/>
    </style:style>
    <style:style style:name="annotation_20_subject" style:display-name="annotation subject" style:family="paragraph" style:parent-style-name="Текст_20_примечания1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2" style:font-size-complex="8pt"/>
    </style:style>
    <style:style style:name="Contents_20_2" style:display-name="Contents 2" style:family="paragraph" style:parent-style-name="Указатель2" style:default-outline-level="" style:list-style-name="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2" style:default-outline-level="" style:list-style-name="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2" style:default-outline-level="" style:list-style-name="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2" style:default-outline-level="" style:list-style-name="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2" style:default-outline-level="" style:list-style-name="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2" style:default-outline-level="" style:list-style-name="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2" style:default-outline-level="" style:list-style-name="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list-style-name="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Текст_20_примечания2" style:display-name="Текст примечания2" style:family="paragraph" style:parent-style-name="Standard" style:default-outline-level="" style:list-style-name="">
      <style:text-properties fo:font-size="10pt" style:font-size-asian="10pt"/>
    </style:style>
    <style:style style:name="Цитата1" style:family="paragraph" style:parent-style-name="Standard" style:default-outline-level="" style:list-style-name="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10.5pt" fo:font-weight="bold" style:font-size-asian="10.5pt" style:font-weight-asian="bold" style:font-size-complex="10.5pt" style:font-weight-complex="bold"/>
    </style:style>
    <style:style style:name="Текст_20_примечания3" style:display-name="Текст примечания3" style:family="paragraph" style:parent-style-name="Standard" style:default-outline-level="" style:list-style-name="">
      <style:text-properties fo:font-size="10pt" style:font-size-asian="10p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/>
    </style:style>
    <style:style style:name="Revision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 style:language-asian="ar" style:country-asian="SA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>
      <style:text-properties style:font-name="Symbol" style:font-name-complex="OpenSymbol2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>
      <style:text-properties style:font-name="Symbol" style:font-name-complex="OpenSymbol2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Symbol" style:font-name-complex="Symbol2" style:font-size-complex="12pt"/>
    </style:style>
    <style:style style:name="WW8Num4z0" style:family="text">
      <style:text-properties style:font-name="Symbol" fo:language="ru" fo:country="RU" style:font-name-complex="Symbol2"/>
    </style:style>
    <style:style style:name="WW8Num5z0" style:family="text">
      <style:text-properties style:font-name="Symbol" style:font-name-complex="Symbol2"/>
    </style:style>
    <style:style style:name="Основной_20_шрифт_20_абзаца7" style:display-name="Основной шрифт абзаца7" style:family="text"/>
    <style:style style:name="WW8Num6z0" style:family="text">
      <style:text-properties style:font-name="Symbol" fo:language="ru" fo:country="RU" style:font-name-complex="Symbol2"/>
    </style:style>
    <style:style style:name="WW8Num7z0" style:family="text">
      <style:text-properties style:font-name="Symbol" fo:language="ru" fo:country="RU" fo:font-weight="bold" style:font-weight-asian="bold" style:font-name-complex="Symbol2" style:font-size-complex="12pt"/>
    </style:style>
    <style:style style:name="WW8Num4z1" style:family="text">
      <style:text-properties style:font-name="Courier New" style:font-name-complex="Courier New1"/>
    </style:style>
    <style:style style:name="WW8Num4z2" style:family="text">
      <style:text-properties style:font-name="Wingdings" fo:language="en" fo:country="US" style:font-name-complex="Wingdings1" style:font-size-complex="12pt"/>
    </style:style>
    <style:style style:name="WW8Num8z0" style:family="text">
      <style:text-properties style:font-name="Symbol" style:font-name-complex="OpenSymbol2"/>
    </style:style>
    <style:style style:name="WW8Num5z1" style:family="text">
      <style:text-properties style:font-name="Courier New" fo:language="ru" fo:country="RU" style:font-name-complex="Courier New1"/>
    </style:style>
    <style:style style:name="WW8Num5z2" style:family="text">
      <style:text-properties style:font-name="Wingdings" fo:language="en" fo:country="US" style:font-name-complex="Wingdings1" style:font-size-complex="12pt"/>
    </style:style>
    <style:style style:name="Основной_20_шрифт_20_абзаца6" style:display-name="Основной шрифт абзаца6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5" style:display-name="Основной шрифт абзаца5" style:family="text"/>
    <style:style style:name="Основной_20_шрифт_20_абзаца4" style:display-name="Основной шрифт абзаца4" style:family="text"/>
    <style:style style:name="WW8Num3z1" style:family="text">
      <style:text-properties style:font-name="Courier New" style:font-name-complex="Courier New1"/>
    </style:style>
    <style:style style:name="WW8Num3z2" style:family="text">
      <style:text-properties fo:color="#000000" style:font-name="Wingdings" style:font-name-complex="Wingdings1" style:font-size-complex="12pt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WW8Num6z1" style:family="text">
      <style:text-properties style:font-name="Courier New" style:font-name-complex="Courier New1"/>
    </style:style>
    <style:style style:name="WW8Num6z2" style:family="text">
      <style:text-properties style:font-name="Wingdings" style:font-name-complex="Wingdings1"/>
    </style:style>
    <style:style style:name="WW8Num7z1" style:family="text">
      <style:text-properties style:font-name="Courier New" style:font-name-complex="Courier New1"/>
    </style:style>
    <style:style style:name="WW8Num7z2" style:family="text">
      <style:text-properties style:font-name="Wingdings" style:font-name-complex="Wingdings1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3_20_Знак" style:display-name="Заголовок 3 Знак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0pt"/>
    </style:style>
    <style:style style:name="Заголовок_20_1_20_Знак" style:display-name="Заголовок 1 Знак" style:family="text">
      <style:text-properties fo:color="#365f91" style:font-name="Cambria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Заголовок_20_9_20_Знак" style:display-name="Заголовок 9 Знак" style:family="text">
      <style:text-properties fo:color="#404040" style:font-name="Cambria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2" style:font-size-complex="8pt"/>
    </style:style>
    <style:style style:name="Знак_20_примечания2" style:display-name="Знак примечания2" style:family="text">
      <style:text-properties fo:font-size="8pt" style:font-size-asian="8pt" style:font-size-complex="8pt"/>
    </style:style>
    <style:style style:name="Текст_20_примечания_20_Знак1" style:display-name="Текст примечания Знак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ullets" style:family="text">
      <style:text-properties style:font-name="OpenSymbol1" style:font-name-asian="OpenSymbol2" style:font-name-complex="OpenSymbol2"/>
    </style:style>
    <style:style style:name="Знак_20_примечания3" style:display-name="Знак примечания3" style:family="text">
      <style:text-properties fo:font-size="8pt" style:font-size-asian="8pt" style:font-size-complex="8pt"/>
    </style:style>
    <style:style style:name="Текст_20_примечания_20_Знак2" style:display-name="Текст примечания Знак2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3" style:display-name="Текст примечания Знак3" style:family="text">
      <style:text-properties style:language-asian="ar" style:country-asian="SA"/>
    </style:style>
    <style:style style:name="ListLabel_20_1" style:display-name="ListLabel 1" style:family="text">
      <style:text-properties style:font-name-complex="OpenSymbol2"/>
    </style:style>
    <style:style style:name="ListLabel_20_2" style:display-name="ListLabel 2" style:family="text">
      <style:text-properties fo:color="#000000" style:font-name-complex="Symbol2" style:font-size-complex="12pt"/>
    </style:style>
    <style:style style:name="ListLabel_20_3" style:display-name="ListLabel 3" style:family="text">
      <style:text-properties fo:language="ru" fo:country="RU" style:font-name-complex="Symbol2"/>
    </style:style>
    <style:style style:name="ListLabel_20_4" style:display-name="ListLabel 4" style:family="text">
      <style:text-properties style:font-name-complex="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25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256cm" fo:margin-left="2.286cm"/>
        </style:list-level-properties>
      </text:list-level-style-number>
      <text:list-level-style-number text:level="3" text:style-name="ListLabel_20_1" style:num-prefix=" 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3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4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256cm" fo:margin-left="2.286cm"/>
        </style:list-level-properties>
      </text:list-level-style-number>
      <text:list-level-style-number text:level="3" text:style-name="ListLabel_20_1" style:num-prefix=" 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256cm" fo:margin-left="2.286cm"/>
        </style:list-level-properties>
      </text:list-level-style-number>
      <text:list-level-style-number text:level="3" text:style-name="ListLabel_20_1" style:num-prefix=" 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1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1.501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2.501cm" fo:margin-left="3cm" fo:margin-right="1.501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3cm" fo:margin-left="0cm" fo:margin-right="0cm" fo:margin-bottom="0.402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ООО «ИСС Арт»</text:p>
        <text:p text:style-name="MP2">Система менеджмента качества</text:p>
        <text:p text:style-name="MP2">Инструкция о порядке создания автотестов на тестируемые задачи</text:p>
        <text:p text:style-name="MP3">Дата 30.03.2015</text:p>
        <text:p text:style-name="MP2">Версия: 1</text:p>
        <text:p text:style-name="MP4">И – 36 - 2015</text:p>
        <text:p text:style-name="MP5"><text:span text:style-name="MT1">стр. </text:span><text:page-number text:select-page="current">14</text:page-number><text:span text:style-name="MT1"> из </text:span><text:page-count>14</text:page-count></text:p>
        <text:p text:style-name="Standard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First_20_Page" style:display-name="First Page" style:page-layout-name="Mpm3" style:next-style-name="Standard">
      <style:header>
        <text:p text:style-name="MP6">ООО «ИСС Арт»</text:p>
      </style:header>
    </style:master-page>
    <style:master-page style:name="Converted26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:</dc:title>
    <meta:initial-creator>Roman Sobolev</meta:initial-creator>
    <dc:creator>Константин Фирсанов</dc:creator>
    <meta:editing-cycles>6</meta:editing-cycles>
    <meta:print-date>2013-05-16T13:44:00</meta:print-date>
    <meta:creation-date>2015-04-23T12:49:00</meta:creation-date>
    <dc:date>2015-11-23T18:13:01.12</dc:date>
    <meta:editing-duration>PT12H29M53S</meta:editing-duration>
    <meta:generator>OpenOffice/4.0.1$Win32 OpenOffice.org_project/401m5$Build-9714</meta:generator>
    <meta:document-statistic meta:table-count="6" meta:image-count="0" meta:object-count="0" meta:page-count="14" meta:paragraph-count="139" meta:word-count="1705" meta:character-count="144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